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6.354cm" fo:min-width="2.548cm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0.418cm" fo:min-width="1.53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12" style:family="graphic" style:parent-style-name="standard">
      <style:graphic-properties draw:textarea-horizontal-align="justify" draw:textarea-vertical-align="middle" draw:auto-grow-height="false" fo:min-height="6.354cm" fo:min-width="1.786cm"/>
    </style:style>
    <style:style style:name="gr13" style:family="graphic" style:parent-style-name="standard">
      <style:graphic-properties draw:textarea-horizontal-align="justify" draw:textarea-vertical-align="middle" draw:auto-grow-height="false" fo:min-height="6.354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keoff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3" draw:layer="layout" svg:width="3.048cm" svg:height="6.604cm" svg:x="1.27cm" svg:y="2.794cm">
          <text:p text:style-name="P2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6.604cm" svg:x="1.27cm" svg:y="11.938cm">
          <text:p text:style-name="P2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1.524cm" svg:x="6.60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6.60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12.192cm">
          <text:p text:style-name="P2"><text:span text:style-name="T1">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17.018cm">
          <text:p text:style-name="P2"><text:span text:style-name="T1">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5cm" svg:y="3.049cm">
          <text:p text:style-name="P2"><text:span text:style-name="T1">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7.874cm">
          <text:p text:style-name="P2"><text:span text:style-name="T1">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5.748cm" svg:y="8.89cm">
          <text:p text:style-name="P2"><text:span text:style-name="T1">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5.748cm" svg:y="13.716cm">
          <text:p text:style-name="P2"><text:span text:style-name="T1">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9.812cm" svg:y="10.922cm">
          <text:p text:style-name="P2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7cm" svg:height="0.962cm" svg:x="6.604cm" svg:y="14.786cm">
          <draw:text-box>
            <text:p><text:span text:style-name="T1">x 32</text:span></text:p>
          </draw:text-box>
        </draw:frame>
        <draw:line draw:style-name="gr6" draw:text-style-name="P5" draw:layer="layout" svg:x1="7.366cm" svg:y1="13.716cm" svg:x2="7.366cm" svg:y2="17.018cm">
          <text:p/>
        </draw:line>
        <draw:line draw:style-name="gr6" draw:text-style-name="P5" draw:layer="layout" svg:x1="7.366cm" svg:y1="4.572cm" svg:x2="7.366cm" svg:y2="7.874cm">
          <text:p/>
        </draw:line>
        <draw:line draw:style-name="gr6" draw:text-style-name="P5" draw:layer="layout" svg:x1="16.51cm" svg:y1="10.414cm" svg:x2="16.51cm" svg:y2="13.716cm">
          <text:p/>
        </draw:line>
        <draw:frame draw:style-name="gr7" draw:text-style-name="P4" draw:layer="layout" svg:width="2.051cm" svg:height="0.962cm" svg:x="6.604cm" svg:y="5.588cm">
          <draw:text-box>
            <text:p><text:span text:style-name="T1">x 32</text:span></text:p>
          </draw:text-box>
        </draw:frame>
        <draw:frame draw:style-name="gr7" draw:text-style-name="P4" draw:layer="layout" svg:width="2.051cm" svg:height="0.962cm" svg:x="15.748cm" svg:y="11.23cm">
          <draw:text-box>
            <text:p><text:span text:style-name="T1">x 128</text:span></text:p>
          </draw:text-box>
        </draw:frame>
        <draw:custom-shape draw:style-name="gr8" draw:text-style-name="P3" draw:layer="layout" svg:width="2.032cm" svg:height="10.668cm" svg:x="12.7cm" svg:y="5.842cm">
          <text:p text:style-name="P2"><text:span text:style-name="T1">Merge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318cm" svg:y1="8.636cm" svg:x2="6.604cm" svg:y2="8.636cm">
          <text:p/>
        </draw:line>
        <draw:line draw:style-name="gr9" draw:text-style-name="P5" draw:layer="layout" svg:x1="4.318cm" svg:y1="3.81cm" svg:x2="6.604cm" svg:y2="3.81cm">
          <text:p/>
        </draw:line>
        <draw:line draw:style-name="gr9" draw:text-style-name="P5" draw:layer="layout" svg:x1="4.318cm" svg:y1="12.954cm" svg:x2="6.604cm" svg:y2="12.954cm">
          <text:p/>
        </draw:line>
        <draw:line draw:style-name="gr9" draw:text-style-name="P5" draw:layer="layout" svg:x1="4.318cm" svg:y1="17.78cm" svg:x2="6.604cm" svg:y2="17.78cm">
          <text:p/>
        </draw:line>
        <draw:line draw:style-name="gr9" draw:text-style-name="P5" draw:layer="layout" svg:x1="8.128cm" svg:y1="12.954cm" svg:x2="12.7cm" svg:y2="12.954cm">
          <text:p/>
        </draw:line>
        <draw:line draw:style-name="gr9" draw:text-style-name="P5" draw:layer="layout" svg:x1="8.128cm" svg:y1="17.78cm" svg:x2="12.7cm" svg:y2="16.51cm">
          <text:p/>
        </draw:line>
        <draw:line draw:style-name="gr9" draw:text-style-name="P5" draw:layer="layout" svg:x1="8.128cm" svg:y1="8.636cm" svg:x2="12.7cm" svg:y2="8.636cm">
          <text:p/>
        </draw:line>
        <draw:line draw:style-name="gr9" draw:text-style-name="P5" draw:layer="layout" svg:x1="8.129cm" svg:y1="3.81cm" svg:x2="12.7cm" svg:y2="5.842cm">
          <text:p/>
        </draw:line>
        <draw:line draw:style-name="gr9" draw:text-style-name="P5" draw:layer="layout" svg:x1="14.732cm" svg:y1="14.478cm" svg:x2="15.748cm" svg:y2="14.478cm">
          <text:p/>
        </draw:line>
        <draw:line draw:style-name="gr9" draw:text-style-name="P5" draw:layer="layout" svg:x1="14.732cm" svg:y1="9.652cm" svg:x2="15.748cm" svg:y2="9.652cm">
          <text:p/>
        </draw:line>
        <draw:line draw:style-name="gr9" draw:text-style-name="P5" draw:layer="layout" svg:x1="17.272cm" svg:y1="9.652cm" svg:x2="20.066cm" svg:y2="11.176cm">
          <text:p/>
        </draw:line>
        <draw:line draw:style-name="gr9" draw:text-style-name="P5" draw:layer="layout" svg:x1="17.272cm" svg:y1="14.478cm" svg:x2="20.066cm" svg:y2="12.192cm">
          <text:p/>
        </draw:line>
        <draw:frame draw:style-name="gr10" draw:text-style-name="P4" draw:layer="layout" svg:width="1.946cm" svg:height="0.962cm" svg:x="1.27cm" svg:y="1.07cm">
          <draw:text-box>
            <text:p><text:span text:style-name="T1">Crit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1" draw:text-style-name="P4" draw:layer="layout" svg:width="1.984cm" svg:height="0.962cm" svg:x="0.979cm" svg:y="1.27cm">
          <draw:text-box>
            <text:p><text:span text:style-name="T1">Actor</text:span></text:p>
          </draw:text-box>
        </draw:frame>
        <draw:custom-shape draw:style-name="gr12" draw:text-style-name="P3" draw:layer="layout" svg:width="2.286cm" svg:height="6.604cm" svg:x="1.27cm" svg:y="2.794cm">
          <text:p text:style-name="P2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1.524cm" svg:x="5.82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5.82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5.824cm" svg:y="3.049cm">
          <text:p text:style-name="P2"><text:span text:style-name="T1">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5.823cm" svg:y="7.874cm">
          <text:p text:style-name="P2"><text:span text:style-name="T1">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585cm" svg:y1="4.572cm" svg:x2="6.585cm" svg:y2="7.874cm">
          <text:p/>
        </draw:line>
        <draw:frame draw:style-name="gr7" draw:text-style-name="P4" draw:layer="layout" svg:width="2.051cm" svg:height="0.962cm" svg:x="5.823cm" svg:y="5.588cm">
          <draw:text-box>
            <text:p><text:span text:style-name="T1">x 32</text:span></text:p>
          </draw:text-box>
        </draw:frame>
        <draw:custom-shape draw:style-name="gr3" draw:text-style-name="P2" draw:layer="layout" svg:width="1.524cm" svg:height="1.524cm" svg:x="9.652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9.65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653cm" svg:y="3.049cm">
          <text:p text:style-name="P2"><text:span text:style-name="T1">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652cm" svg:y="7.874cm">
          <text:p text:style-name="P2"><text:span text:style-name="T1">e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0.414cm" svg:y1="4.572cm" svg:x2="10.414cm" svg:y2="7.874cm">
          <text:p/>
        </draw:line>
        <draw:frame draw:style-name="gr7" draw:text-style-name="P4" draw:layer="layout" svg:width="2.051cm" svg:height="0.962cm" svg:x="9.652cm" svg:y="5.588cm">
          <draw:text-box>
            <text:p><text:span text:style-name="T1">x 64</text:span></text:p>
          </draw:text-box>
        </draw:frame>
        <draw:custom-shape draw:style-name="gr13" draw:text-style-name="P3" draw:layer="layout" svg:width="2.032cm" svg:height="6.604cm" svg:x="13.462cm" svg:y="3.048cm">
          <text:p text:style-name="P2"><text:span text:style-name="T1">Action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.556cm" svg:y1="3.81cm" svg:x2="5.823cm" svg:y2="3.81cm">
          <text:p/>
        </draw:line>
        <draw:line draw:style-name="gr9" draw:text-style-name="P5" draw:layer="layout" svg:x1="3.556cm" svg:y1="8.636cm" svg:x2="5.842cm" svg:y2="8.636cm">
          <text:p/>
        </draw:line>
        <draw:line draw:style-name="gr9" draw:text-style-name="P5" draw:layer="layout" svg:x1="7.347cm" svg:y1="8.636cm" svg:x2="9.652cm" svg:y2="8.636cm">
          <text:p/>
        </draw:line>
        <draw:line draw:style-name="gr9" draw:text-style-name="P5" draw:layer="layout" svg:x1="7.348cm" svg:y1="3.81cm" svg:x2="9.653cm" svg:y2="3.81cm">
          <text:p/>
        </draw:line>
        <draw:line draw:style-name="gr9" draw:text-style-name="P5" draw:layer="layout" svg:x1="11.177cm" svg:y1="3.81cm" svg:x2="13.462cm" svg:y2="3.81cm">
          <text:p/>
        </draw:line>
        <draw:line draw:style-name="gr9" draw:text-style-name="P5" draw:layer="layout" svg:x1="11.176cm" svg:y1="8.636cm" svg:x2="13.462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ve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2" draw:text-style-name="P3" draw:layer="layout" svg:width="3.048cm" svg:height="6.604cm" svg:x="1.27cm" svg:y="2.794cm">
          <text:p text:style-name="P3">Sta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6.604cm" svg:x="1.27cm" svg:y="11.938cm">
          <text:p text:style-name="P3">Ac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1.524cm" svg:x="6.60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6.60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12.192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17.018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5cm" svg:y="3.049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7.874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12.192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17.018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3.048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7.874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5.748cm" svg:y="8.89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5.748cm" svg:y="13.716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9.812cm" svg:y="10.922cm">
          <text:p text:style-name="P3">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0.668cm" svg:y1="13.716cm" svg:x2="10.668cm" svg:y2="17.018cm">
          <text:p/>
        </draw:line>
        <draw:frame draw:style-name="gr14" draw:text-style-name="P4" draw:layer="layout" svg:width="2.051cm" svg:height="0.962cm" svg:x="6.604cm" svg:y="14.786cm">
          <draw:text-box>
            <text:p text:style-name="P6">x 200</text:p>
          </draw:text-box>
        </draw:frame>
        <draw:line draw:style-name="gr6" draw:text-style-name="P5" draw:layer="layout" svg:x1="7.366cm" svg:y1="13.716cm" svg:x2="7.366cm" svg:y2="17.018cm">
          <text:p/>
        </draw:line>
        <draw:line draw:style-name="gr6" draw:text-style-name="P5" draw:layer="layout" svg:x1="7.366cm" svg:y1="4.572cm" svg:x2="7.366cm" svg:y2="7.874cm">
          <text:p/>
        </draw:line>
        <draw:line draw:style-name="gr6" draw:text-style-name="P5" draw:layer="layout" svg:x1="10.668cm" svg:y1="4.572cm" svg:x2="10.668cm" svg:y2="7.874cm">
          <text:p/>
        </draw:line>
        <draw:line draw:style-name="gr6" draw:text-style-name="P5" draw:layer="layout" svg:x1="16.51cm" svg:y1="10.414cm" svg:x2="16.51cm" svg:y2="13.716cm">
          <text:p/>
        </draw:line>
        <draw:frame draw:style-name="gr14" draw:text-style-name="P4" draw:layer="layout" svg:width="2.051cm" svg:height="0.962cm" svg:x="9.906cm" svg:y="14.732cm">
          <draw:text-box>
            <text:p text:style-name="P6">x 300</text:p>
          </draw:text-box>
        </draw:frame>
        <draw:frame draw:style-name="gr7" draw:text-style-name="P4" draw:layer="layout" svg:width="2.051cm" svg:height="0.962cm" svg:x="9.887cm" svg:y="5.642cm">
          <draw:text-box>
            <text:p text:style-name="P6">x 300</text:p>
          </draw:text-box>
        </draw:frame>
        <draw:frame draw:style-name="gr7" draw:text-style-name="P4" draw:layer="layout" svg:width="2.051cm" svg:height="0.962cm" svg:x="6.604cm" svg:y="5.588cm">
          <draw:text-box>
            <text:p text:style-name="P6">x 200</text:p>
          </draw:text-box>
        </draw:frame>
        <draw:frame draw:style-name="gr7" draw:text-style-name="P4" draw:layer="layout" svg:width="2.051cm" svg:height="0.962cm" svg:x="15.748cm" svg:y="11.23cm">
          <draw:text-box>
            <text:p text:style-name="P6">x 300</text:p>
          </draw:text-box>
        </draw:frame>
        <draw:custom-shape draw:style-name="gr8" draw:text-style-name="P3" draw:layer="layout" svg:width="2.032cm" svg:height="10.668cm" svg:x="12.7cm" svg:y="5.842cm">
          <text:p text:style-name="P3">Merge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318cm" svg:y1="8.636cm" svg:x2="6.604cm" svg:y2="8.636cm">
          <text:p/>
        </draw:line>
        <draw:line draw:style-name="gr9" draw:text-style-name="P5" draw:layer="layout" svg:x1="4.318cm" svg:y1="3.81cm" svg:x2="6.604cm" svg:y2="3.81cm">
          <text:p/>
        </draw:line>
        <draw:line draw:style-name="gr9" draw:text-style-name="P5" draw:layer="layout" svg:x1="4.318cm" svg:y1="12.954cm" svg:x2="6.604cm" svg:y2="12.954cm">
          <text:p/>
        </draw:line>
        <draw:line draw:style-name="gr9" draw:text-style-name="P5" draw:layer="layout" svg:x1="4.318cm" svg:y1="17.78cm" svg:x2="6.604cm" svg:y2="17.78cm">
          <text:p/>
        </draw:line>
        <draw:line draw:style-name="gr9" draw:text-style-name="P5" draw:layer="layout" svg:x1="8.128cm" svg:y1="12.954cm" svg:x2="9.906cm" svg:y2="12.954cm">
          <text:p/>
        </draw:line>
        <draw:line draw:style-name="gr9" draw:text-style-name="P5" draw:layer="layout" svg:x1="8.128cm" svg:y1="17.78cm" svg:x2="9.906cm" svg:y2="17.78cm">
          <text:p/>
        </draw:line>
        <draw:line draw:style-name="gr9" draw:text-style-name="P5" draw:layer="layout" svg:x1="8.128cm" svg:y1="8.636cm" svg:x2="9.906cm" svg:y2="8.636cm">
          <text:p/>
        </draw:line>
        <draw:line draw:style-name="gr9" draw:text-style-name="P5" draw:layer="layout" svg:x1="8.129cm" svg:y1="3.81cm" svg:x2="9.906cm" svg:y2="3.81cm">
          <text:p/>
        </draw:line>
        <draw:line draw:style-name="gr9" draw:text-style-name="P5" draw:layer="layout" svg:x1="11.43cm" svg:y1="3.81cm" svg:x2="13.208cm" svg:y2="5.842cm">
          <text:p/>
        </draw:line>
        <draw:line draw:style-name="gr9" draw:text-style-name="P5" draw:layer="layout" svg:x1="11.43cm" svg:y1="8.636cm" svg:x2="12.7cm" svg:y2="8.636cm">
          <text:p/>
        </draw:line>
        <draw:line draw:style-name="gr9" draw:text-style-name="P5" draw:layer="layout" svg:x1="11.43cm" svg:y1="12.954cm" svg:x2="12.7cm" svg:y2="12.954cm">
          <text:p/>
        </draw:line>
        <draw:line draw:style-name="gr9" draw:text-style-name="P5" draw:layer="layout" svg:x1="11.43cm" svg:y1="17.78cm" svg:x2="12.954cm" svg:y2="16.51cm">
          <text:p/>
        </draw:line>
        <draw:line draw:style-name="gr9" draw:text-style-name="P5" draw:layer="layout" svg:x1="14.732cm" svg:y1="14.732cm" svg:x2="15.748cm" svg:y2="14.478cm">
          <text:p/>
        </draw:line>
        <draw:line draw:style-name="gr9" draw:text-style-name="P5" draw:layer="layout" svg:x1="14.732cm" svg:y1="9.652cm" svg:x2="15.748cm" svg:y2="9.652cm">
          <text:p/>
        </draw:line>
        <draw:line draw:style-name="gr9" draw:text-style-name="P5" draw:layer="layout" svg:x1="17.272cm" svg:y1="9.652cm" svg:x2="20.066cm" svg:y2="11.176cm">
          <text:p/>
        </draw:line>
        <draw:line draw:style-name="gr9" draw:text-style-name="P5" draw:layer="layout" svg:x1="17.272cm" svg:y1="14.478cm" svg:x2="20.066cm" svg:y2="12.192cm">
          <text:p/>
        </draw:line>
        <draw:frame draw:style-name="gr10" draw:text-style-name="P4" draw:layer="layout" svg:width="1.946cm" svg:height="0.962cm" svg:x="1.27cm" svg:y="1.07cm">
          <draw:text-box>
            <text:p text:style-name="P6">Critic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1" draw:text-style-name="P4" draw:layer="layout" svg:width="1.984cm" svg:height="0.962cm" svg:x="0.979cm" svg:y="1.27cm">
          <draw:text-box>
            <text:p text:style-name="P6">Actor</text:p>
          </draw:text-box>
        </draw:frame>
        <draw:custom-shape draw:style-name="gr12" draw:text-style-name="P3" draw:layer="layout" svg:width="2.286cm" svg:height="6.604cm" svg:x="1.27cm" svg:y="2.794cm">
          <text:p text:style-name="P3">Stat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1.524cm" svg:x="5.82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5.82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5.824cm" svg:y="3.049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5.823cm" svg:y="7.874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585cm" svg:y1="4.572cm" svg:x2="6.585cm" svg:y2="7.874cm">
          <text:p/>
        </draw:line>
        <draw:frame draw:style-name="gr7" draw:text-style-name="P4" draw:layer="layout" svg:width="2.051cm" svg:height="0.962cm" svg:x="5.823cm" svg:y="5.588cm">
          <draw:text-box>
            <text:p text:style-name="P6">x 200</text:p>
          </draw:text-box>
        </draw:frame>
        <draw:custom-shape draw:style-name="gr3" draw:text-style-name="P2" draw:layer="layout" svg:width="1.524cm" svg:height="1.524cm" svg:x="9.652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9.65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653cm" svg:y="3.049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652cm" svg:y="7.874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0.414cm" svg:y1="4.572cm" svg:x2="10.414cm" svg:y2="7.874cm">
          <text:p/>
        </draw:line>
        <draw:frame draw:style-name="gr7" draw:text-style-name="P4" draw:layer="layout" svg:width="2.051cm" svg:height="0.962cm" svg:x="9.652cm" svg:y="5.588cm">
          <draw:text-box>
            <text:p text:style-name="P6">x 200</text:p>
          </draw:text-box>
        </draw:frame>
        <draw:custom-shape draw:style-name="gr13" draw:text-style-name="P3" draw:layer="layout" svg:width="2.032cm" svg:height="6.604cm" svg:x="13.462cm" svg:y="3.048cm">
          <text:p text:style-name="P3">Action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.556cm" svg:y1="3.81cm" svg:x2="5.823cm" svg:y2="3.81cm">
          <text:p/>
        </draw:line>
        <draw:line draw:style-name="gr9" draw:text-style-name="P5" draw:layer="layout" svg:x1="3.556cm" svg:y1="8.636cm" svg:x2="5.842cm" svg:y2="8.636cm">
          <text:p/>
        </draw:line>
        <draw:line draw:style-name="gr9" draw:text-style-name="P5" draw:layer="layout" svg:x1="7.347cm" svg:y1="8.636cm" svg:x2="9.652cm" svg:y2="8.636cm">
          <text:p/>
        </draw:line>
        <draw:line draw:style-name="gr9" draw:text-style-name="P5" draw:layer="layout" svg:x1="7.348cm" svg:y1="3.81cm" svg:x2="9.653cm" svg:y2="3.81cm">
          <text:p/>
        </draw:line>
        <draw:line draw:style-name="gr9" draw:text-style-name="P5" draw:layer="layout" svg:x1="11.177cm" svg:y1="3.81cm" svg:x2="13.462cm" svg:y2="3.81cm">
          <text:p/>
        </draw:line>
        <draw:line draw:style-name="gr9" draw:text-style-name="P5" draw:layer="layout" svg:x1="11.176cm" svg:y1="8.636cm" svg:x2="13.462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nding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2" draw:text-style-name="P3" draw:layer="layout" svg:width="3.048cm" svg:height="6.604cm" svg:x="1.27cm" svg:y="2.794cm">
          <text:p text:style-name="P3">Sta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6.604cm" svg:x="1.27cm" svg:y="11.938cm">
          <text:p text:style-name="P3">Ac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1.524cm" svg:x="6.60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6.60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12.192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17.018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5cm" svg:y="3.049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7.874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12.192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17.018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3.048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7.874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5.748cm" svg:y="8.89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5.748cm" svg:y="13.716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9.812cm" svg:y="10.922cm">
          <text:p text:style-name="P3">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0.668cm" svg:y1="13.716cm" svg:x2="10.668cm" svg:y2="17.018cm">
          <text:p/>
        </draw:line>
        <draw:frame draw:style-name="gr14" draw:text-style-name="P4" draw:layer="layout" svg:width="2.051cm" svg:height="0.962cm" svg:x="6.604cm" svg:y="14.786cm">
          <draw:text-box>
            <text:p text:style-name="P6">x 200</text:p>
          </draw:text-box>
        </draw:frame>
        <draw:line draw:style-name="gr6" draw:text-style-name="P5" draw:layer="layout" svg:x1="7.366cm" svg:y1="13.716cm" svg:x2="7.366cm" svg:y2="17.018cm">
          <text:p/>
        </draw:line>
        <draw:line draw:style-name="gr6" draw:text-style-name="P5" draw:layer="layout" svg:x1="7.366cm" svg:y1="4.572cm" svg:x2="7.366cm" svg:y2="7.874cm">
          <text:p/>
        </draw:line>
        <draw:line draw:style-name="gr6" draw:text-style-name="P5" draw:layer="layout" svg:x1="10.668cm" svg:y1="4.572cm" svg:x2="10.668cm" svg:y2="7.874cm">
          <text:p/>
        </draw:line>
        <draw:line draw:style-name="gr6" draw:text-style-name="P5" draw:layer="layout" svg:x1="16.51cm" svg:y1="10.414cm" svg:x2="16.51cm" svg:y2="13.716cm">
          <text:p/>
        </draw:line>
        <draw:frame draw:style-name="gr14" draw:text-style-name="P4" draw:layer="layout" svg:width="2.051cm" svg:height="0.962cm" svg:x="9.906cm" svg:y="14.732cm">
          <draw:text-box>
            <text:p text:style-name="P6">x 300</text:p>
          </draw:text-box>
        </draw:frame>
        <draw:frame draw:style-name="gr7" draw:text-style-name="P4" draw:layer="layout" svg:width="2.051cm" svg:height="0.962cm" svg:x="9.887cm" svg:y="5.642cm">
          <draw:text-box>
            <text:p text:style-name="P6">x 300</text:p>
          </draw:text-box>
        </draw:frame>
        <draw:frame draw:style-name="gr7" draw:text-style-name="P4" draw:layer="layout" svg:width="2.051cm" svg:height="0.962cm" svg:x="6.604cm" svg:y="5.588cm">
          <draw:text-box>
            <text:p text:style-name="P6">x 200</text:p>
          </draw:text-box>
        </draw:frame>
        <draw:frame draw:style-name="gr7" draw:text-style-name="P4" draw:layer="layout" svg:width="2.051cm" svg:height="0.962cm" svg:x="15.748cm" svg:y="11.23cm">
          <draw:text-box>
            <text:p text:style-name="P6">x 300</text:p>
          </draw:text-box>
        </draw:frame>
        <draw:custom-shape draw:style-name="gr8" draw:text-style-name="P3" draw:layer="layout" svg:width="2.032cm" svg:height="10.668cm" svg:x="12.7cm" svg:y="5.842cm">
          <text:p text:style-name="P3">Merge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318cm" svg:y1="8.636cm" svg:x2="6.604cm" svg:y2="8.636cm">
          <text:p/>
        </draw:line>
        <draw:line draw:style-name="gr9" draw:text-style-name="P5" draw:layer="layout" svg:x1="4.318cm" svg:y1="3.81cm" svg:x2="6.604cm" svg:y2="3.81cm">
          <text:p/>
        </draw:line>
        <draw:line draw:style-name="gr9" draw:text-style-name="P5" draw:layer="layout" svg:x1="4.318cm" svg:y1="12.954cm" svg:x2="6.604cm" svg:y2="12.954cm">
          <text:p/>
        </draw:line>
        <draw:line draw:style-name="gr9" draw:text-style-name="P5" draw:layer="layout" svg:x1="4.318cm" svg:y1="17.78cm" svg:x2="6.604cm" svg:y2="17.78cm">
          <text:p/>
        </draw:line>
        <draw:line draw:style-name="gr9" draw:text-style-name="P5" draw:layer="layout" svg:x1="8.128cm" svg:y1="12.954cm" svg:x2="9.906cm" svg:y2="12.954cm">
          <text:p/>
        </draw:line>
        <draw:line draw:style-name="gr9" draw:text-style-name="P5" draw:layer="layout" svg:x1="8.128cm" svg:y1="17.78cm" svg:x2="9.906cm" svg:y2="17.78cm">
          <text:p/>
        </draw:line>
        <draw:line draw:style-name="gr9" draw:text-style-name="P5" draw:layer="layout" svg:x1="8.128cm" svg:y1="8.636cm" svg:x2="9.906cm" svg:y2="8.636cm">
          <text:p/>
        </draw:line>
        <draw:line draw:style-name="gr9" draw:text-style-name="P5" draw:layer="layout" svg:x1="8.129cm" svg:y1="3.81cm" svg:x2="9.906cm" svg:y2="3.81cm">
          <text:p/>
        </draw:line>
        <draw:line draw:style-name="gr9" draw:text-style-name="P5" draw:layer="layout" svg:x1="11.43cm" svg:y1="3.81cm" svg:x2="13.208cm" svg:y2="5.842cm">
          <text:p/>
        </draw:line>
        <draw:line draw:style-name="gr9" draw:text-style-name="P5" draw:layer="layout" svg:x1="11.43cm" svg:y1="8.636cm" svg:x2="12.7cm" svg:y2="8.636cm">
          <text:p/>
        </draw:line>
        <draw:line draw:style-name="gr9" draw:text-style-name="P5" draw:layer="layout" svg:x1="11.43cm" svg:y1="12.954cm" svg:x2="12.7cm" svg:y2="12.954cm">
          <text:p/>
        </draw:line>
        <draw:line draw:style-name="gr9" draw:text-style-name="P5" draw:layer="layout" svg:x1="11.43cm" svg:y1="17.78cm" svg:x2="12.954cm" svg:y2="16.51cm">
          <text:p/>
        </draw:line>
        <draw:line draw:style-name="gr9" draw:text-style-name="P5" draw:layer="layout" svg:x1="14.732cm" svg:y1="14.732cm" svg:x2="15.748cm" svg:y2="14.478cm">
          <text:p/>
        </draw:line>
        <draw:line draw:style-name="gr9" draw:text-style-name="P5" draw:layer="layout" svg:x1="14.732cm" svg:y1="9.652cm" svg:x2="15.748cm" svg:y2="9.652cm">
          <text:p/>
        </draw:line>
        <draw:line draw:style-name="gr9" draw:text-style-name="P5" draw:layer="layout" svg:x1="17.272cm" svg:y1="9.652cm" svg:x2="20.066cm" svg:y2="11.176cm">
          <text:p/>
        </draw:line>
        <draw:line draw:style-name="gr9" draw:text-style-name="P5" draw:layer="layout" svg:x1="17.272cm" svg:y1="14.478cm" svg:x2="20.066cm" svg:y2="12.192cm">
          <text:p/>
        </draw:line>
        <draw:frame draw:style-name="gr10" draw:text-style-name="P4" draw:layer="layout" svg:width="1.946cm" svg:height="0.962cm" svg:x="1.27cm" svg:y="1.07cm">
          <draw:text-box>
            <text:p text:style-name="P6">Critic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1" draw:text-style-name="P7" draw:layer="layout" svg:width="1.984cm" svg:height="0.962cm" svg:x="0.979cm" svg:y="1.27cm">
          <draw:text-box>
            <text:p>Actor</text:p>
          </draw:text-box>
        </draw:frame>
        <draw:custom-shape draw:style-name="gr12" draw:text-style-name="P2" draw:layer="layout" svg:width="2.286cm" svg:height="6.604cm" svg:x="1.27cm" svg:y="2.794cm">
          <text:p text:style-name="P2">Stat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1.524cm" svg:x="5.82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5.82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5.824cm" svg:y="3.049cm">
          <text:p text:style-name="P2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5.823cm" svg:y="7.874cm">
          <text:p text:style-name="P2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585cm" svg:y1="4.572cm" svg:x2="6.585cm" svg:y2="7.874cm">
          <text:p/>
        </draw:line>
        <draw:frame draw:style-name="gr7" draw:text-style-name="P7" draw:layer="layout" svg:width="2.051cm" svg:height="0.962cm" svg:x="5.823cm" svg:y="5.588cm">
          <draw:text-box>
            <text:p>x 200</text:p>
          </draw:text-box>
        </draw:frame>
        <draw:custom-shape draw:style-name="gr3" draw:text-style-name="P2" draw:layer="layout" svg:width="1.524cm" svg:height="1.524cm" svg:x="9.652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9.65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9.653cm" svg:y="3.049cm">
          <text:p text:style-name="P2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9.652cm" svg:y="7.874cm">
          <text:p text:style-name="P2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0.414cm" svg:y1="4.572cm" svg:x2="10.414cm" svg:y2="7.874cm">
          <text:p/>
        </draw:line>
        <draw:frame draw:style-name="gr7" draw:text-style-name="P7" draw:layer="layout" svg:width="2.051cm" svg:height="0.962cm" svg:x="9.652cm" svg:y="5.588cm">
          <draw:text-box>
            <text:p>x 200</text:p>
          </draw:text-box>
        </draw:frame>
        <draw:custom-shape draw:style-name="gr13" draw:text-style-name="P2" draw:layer="layout" svg:width="2.032cm" svg:height="6.604cm" svg:x="13.462cm" svg:y="3.048cm">
          <text:p text:style-name="P2">Action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.556cm" svg:y1="3.81cm" svg:x2="5.823cm" svg:y2="3.81cm">
          <text:p/>
        </draw:line>
        <draw:line draw:style-name="gr9" draw:text-style-name="P5" draw:layer="layout" svg:x1="3.556cm" svg:y1="8.636cm" svg:x2="5.842cm" svg:y2="8.636cm">
          <text:p/>
        </draw:line>
        <draw:line draw:style-name="gr9" draw:text-style-name="P5" draw:layer="layout" svg:x1="7.347cm" svg:y1="8.636cm" svg:x2="9.652cm" svg:y2="8.636cm">
          <text:p/>
        </draw:line>
        <draw:line draw:style-name="gr9" draw:text-style-name="P5" draw:layer="layout" svg:x1="7.348cm" svg:y1="3.81cm" svg:x2="9.653cm" svg:y2="3.81cm">
          <text:p/>
        </draw:line>
        <draw:line draw:style-name="gr9" draw:text-style-name="P5" draw:layer="layout" svg:x1="11.177cm" svg:y1="3.81cm" svg:x2="13.462cm" svg:y2="3.81cm">
          <text:p/>
        </draw:line>
        <draw:line draw:style-name="gr9" draw:text-style-name="P5" draw:layer="layout" svg:x1="11.176cm" svg:y1="8.636cm" svg:x2="13.462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1:03:57.153442867</meta:creation-date>
    <dc:date>2018-02-25T12:29:38.659018818</dc:date>
    <meta:editing-duration>PT46M45S</meta:editing-duration>
    <meta:editing-cycles>11</meta:editing-cycles>
    <meta:generator>LibreOffice/5.1.6.2$Linux_X86_64 LibreOffice_project/10m0$Build-2</meta:generator>
    <meta:document-statistic meta:object-count="225"/>
  </office:meta>
</office:document-meta>
</file>